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25e432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2dd338"/>
    </style:style>
    <style:style style:name="P4" style:family="paragraph" style:parent-style-name="Standard">
      <style:text-properties style:font-name="BetecknaLowerCase1" officeooo:rsid="001290e9" officeooo:paragraph-rsid="002dd338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2e325b" style:font-size-asian="6pt" style:font-size-complex="6pt"/>
    </style:style>
    <style:style style:name="P7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FreeSans1" fo:font-size="12pt" officeooo:rsid="00242258" officeooo:paragraph-rsid="0026e1a7" style:font-size-asian="12pt" style:font-size-complex="12pt"/>
    </style:style>
    <style:style style:name="P9" style:family="paragraph" style:parent-style-name="Standard">
      <style:paragraph-properties fo:line-height="4.2cm" fo:text-align="end" style:justify-single-word="false"/>
      <style:text-properties style:font-name="FreeSans1" officeooo:rsid="0015d803" officeooo:paragraph-rsid="0025e432"/>
    </style:style>
    <style:style style:name="P10" style:family="paragraph" style:parent-style-name="Standard">
      <style:paragraph-properties fo:line-height="1.75cm" fo:text-align="start" style:justify-single-word="false"/>
      <style:text-properties style:font-name="FreeSans1" officeooo:rsid="0015d803" officeooo:paragraph-rsid="0025e432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text-properties style:font-name="FreeSans1"/>
    </style:style>
    <style:style style:name="P16" style:family="paragraph">
      <style:paragraph-properties fo:text-align="center"/>
    </style:style>
    <style:style style:name="P17" style:family="paragraph">
      <style:text-properties style:font-name="BetecknaLowerCase1" fo:font-size="96pt" style:font-size-asian="96pt" style:font-size-complex="96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officeooo:rsid="001a7abf" style:font-name-asian="Droid Sans Fallback" style:font-name-complex="FreeSans2"/>
    </style:style>
    <style:style style:name="T6" style:family="text">
      <style:text-properties officeooo:rsid="0015d803" style:font-name-asian="Droid Sans Fallback" style:font-name-complex="FreeSans2"/>
    </style:style>
    <style:style style:name="T7" style:family="text">
      <style:text-properties officeooo:rsid="0026e1a7" style:font-name-asian="Droid Sans Fallback" style:font-name-complex="FreeSans2"/>
    </style:style>
    <style:style style:name="T8" style:family="text">
      <style:text-properties officeooo:rsid="002d4297" style:font-name-asian="Droid Sans Fallback" style:font-name-complex="FreeSans2"/>
    </style:style>
    <style:style style:name="T9" style:family="text">
      <style:text-properties fo:font-size="48pt" officeooo:rsid="0025e432" style:font-size-asian="48pt" style:font-size-complex="48pt"/>
    </style:style>
    <style:style style:name="T10" style:family="text">
      <style:text-properties officeooo:rsid="0025e432"/>
    </style:style>
    <style:style style:name="T11" style:family="text">
      <style:text-properties officeooo:rsid="0026e1a7"/>
    </style:style>
    <style:style style:name="T12" style:family="text">
      <style:text-properties officeooo:rsid="001f5956"/>
    </style:style>
    <style:style style:name="T13" style:family="text">
      <style:text-properties style:font-name="FreeSans1"/>
    </style:style>
    <style:style style:name="T14" style:family="text">
      <style:text-properties style:font-name="BetecknaLowerCase1" fo:font-size="96pt" style:font-size-asian="96pt" style:font-size-complex="9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4" svg:x1="2.776cm" svg:y1="4.995cm" svg:x2="2.776cm" svg:y2="6.052cm">
        <text:p/>
      </draw:line>
      <draw:frame text:anchor-type="page" text:anchor-page-number="1" draw:z-index="1" draw:style-name="gr2" draw:text-style-name="P15" svg:width="0.237cm" svg:height="0.579cm" svg:x="5.151cm" svg:y="4.939cm">
        <draw:text-box>
          <text:p><text:span text:style-name="T13">2</text:span></text:p>
        </draw:text-box>
      </draw:frame>
      <draw:frame text:anchor-type="page" text:anchor-page-number="1" draw:z-index="2" draw:style-name="gr2" draw:text-style-name="P15" svg:width="0.237cm" svg:height="0.579cm" svg:x="2.561cm" svg:y="3.769cm">
        <draw:text-box>
          <text:p><text:span text:style-name="T13">1</text:span></text:p>
        </draw:text-box>
      </draw:frame>
      <draw:path text:anchor-type="page" text:anchor-page-number="1" draw:z-index="3" draw:style-name="gr3" draw:text-style-name="P16" svg:width="1.98cm" svg:height="2.176cm" draw:transform="rotate (-2.07188035504247) translate (5.24265979984858cm 4.88641922207662cm)" svg:viewBox="0 0 1981 2177" svg:d="M1280 2111c-959 437-1850-1424-822-1957 879-518 1653 408 1504 755">
        <text:p/>
      </draw:path>
      <draw:custom-shape text:anchor-type="page" text:anchor-page-number="1" draw:z-index="4" draw:style-name="gr4" svg:width="0.687cm" svg:height="0.623cm" svg:x="2.88cm" svg:y="4.186cm">
        <text:p/>
        <draw:enhanced-geometry svg:viewBox="0 0 21600 21600" draw:type="rectangle" draw:enhanced-path="M 0 0 L 21600 0 21600 21600 0 21600 0 0 Z N"/>
      </draw:custom-shape>
      <draw:line text:anchor-type="page" text:anchor-page-number="1" draw:z-index="5" draw:style-name="gr5" draw:text-style-name="P14" svg:x1="2.983cm" svg:y1="3.445cm" svg:x2="2.981cm" svg:y2="6.061cm">
        <text:p/>
      </draw:line>
      <draw:frame text:anchor-type="page" text:anchor-page-number="1" draw:z-index="6" draw:style-name="gr6" draw:text-style-name="P17" svg:width="3.735cm" svg:height="6.111cm" svg:x="2.007cm" svg:y="1.579cm">
        <draw:text-box>
          <text:p><text:span text:style-name="T14">b</text:span></text:p>
        </draw:text-box>
      </draw:frame>
      <text:p text:style-name="P11">LATIN <text:span text:style-name="T3">SMALL</text:span> LETTER <text:span text:style-name="T10">B</text:span></text:p>
      <text:p text:style-name="P12">Das <text:span text:style-name="T3">kleine</text:span> <text:span text:style-name="T10">Be</text:span></text:p>
      <text:p text:style-name="P7"/>
      <text:p text:style-name="P8"><text:span text:style-name="T11">besuchen </text:span><text:span text:style-name="T2">•</text:span><text:span text:style-name="T5"> </text:span><text:span text:style-name="T7">bezahlen</text:span><text:span text:style-name="T6"> </text:span><text:span text:style-name="T2">•</text:span><text:span text:style-name="T5"> </text:span><text:span text:style-name="T7">bedanken</text:span><text:span text:style-name="T6"> </text:span><text:span text:style-name="T2">•</text:span><text:span text:style-name="T5"> </text:span><text:span text:style-name="T7">b</text:span><text:span text:style-name="T8">rauchen</text:span></text:p>
      <text:p text:style-name="P9"><text:span text:style-name="Outline_5f_very_5f_large"><text:span text:style-name="T10">bbbbbbb</text:span></text:span></text:p>
      <text:p text:style-name="P10"><text:span text:style-name="Outline_5f_large"><text:span text:style-name="T9">bbbbbbbbbbbbbbbbbbb</text:span></text:span></text:p>
      <text:p text:style-name="P2"><text:span text:style-name="Outline"><text:span text:style-name="T10">bbbbbbbbbbbbbbbbbbbbbbbbbbbbbbbbbbbbbbb</text:span></text:span></text:p>
      <text:p text:style-name="P3"><text:span text:style-name="Outline"><text:span text:style-name="T10">bbbbbbbbbbbbbbbbbbbbbbbbbbbbbbbbbbbbbbb</text:span></text:span></text:p>
      <text:p text:style-name="P3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4"><text:span text:style-name="Outline"><text:span text:style-name="T10">bbbbbbbbbbbbbbbbbbbbbbbbbbbbbbbbbbbbbbb</text:span></text:span></text:p>
      <text:p text:style-name="P1"><draw:line text:anchor-type="paragraph" draw:z-index="7" draw:style-name="gr7" draw:text-style-name="P16" svg:x1="0cm" svg:y1="0.319cm" svg:x2="17cm" svg:y2="0.319cm"><text:p/></draw:line><draw:line text:anchor-type="paragraph" draw:z-index="8" draw:style-name="gr7" draw:text-style-name="P16" svg:x1="0cm" svg:y1="0.72cm" svg:x2="17cm" svg:y2="0.72cm"><text:p/></draw:line><draw:line text:anchor-type="paragraph" draw:z-index="9" draw:style-name="gr7" draw:text-style-name="P16" svg:x1="0cm" svg:y1="0.921cm" svg:x2="17cm" svg:y2="0.921cm"><text:p/></draw:line><draw:line text:anchor-type="paragraph" draw:z-index="10" draw:style-name="gr7" draw:text-style-name="P16" svg:x1="0cm" svg:y1="0.52cm" svg:x2="17cm" svg:y2="0.52cm"><text:p/></draw:line><text:span text:style-name="Outline"><text:span text:style-name="T4">b</text:span></text:span></text:p>
      <text:p text:style-name="P1"><draw:line text:anchor-type="paragraph" draw:z-index="11" draw:style-name="gr7" draw:text-style-name="P16" svg:x1="0cm" svg:y1="0.319cm" svg:x2="17cm" svg:y2="0.319cm"><text:p/></draw:line><draw:line text:anchor-type="paragraph" draw:z-index="12" draw:style-name="gr7" draw:text-style-name="P16" svg:x1="0cm" svg:y1="0.921cm" svg:x2="17cm" svg:y2="0.921cm"><text:p/></draw:line><text:span text:style-name="Outline"><text:span text:style-name="T4">b</text:span></text:span></text:p>
      <text:p text:style-name="P5"/>
      <text:p text:style-name="P5"/>
      <text:p text:style-name="P5"/>
      <text:p text:style-name="P5"/>
      <text:p text:style-name="P6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1:38.849310538</dc:date>
    <dc:creator>Stephan Kreutzer</dc:creator>
    <meta:editing-duration>PT2H11M47S</meta:editing-duration>
    <meta:editing-cycles>39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8" meta:character-count="776" meta:non-whitespace-character-count="749"/>
  </office:meta>
</office:document-meta>
</file>